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Measured</text:p>
          </table:table-cell>
          <table:table-cell office:value-type="string" calcext:value-type="string">
            <text:p>Modell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rbondeep</text:p>
          </table:table-cell>
          <table:table-cell office:value-type="string" calcext:value-type="string">
            <text:p>obsgroup</text:p>
          </table:table-cell>
          <table:table-cell office:value-type="float" office:value="3213.02" calcext:value-type="float">
            <text:p>3213.02</text:p>
          </table:table-cell>
          <table:table-cell office:value-type="float" office:value="7600.419" calcext:value-type="float">
            <text:p>7600.419</text:p>
          </table:table-cell>
          <table:table-cell table:formula="of:=ABS([.D2]-[.E2])/[.D2]" office:value-type="float" office:value="1.36550628380776" calcext:value-type="float">
            <text:p>1.3655062838</text:p>
          </table:table-cell>
          <table:table-cell table:formula="of:=IF([.F2]&lt;=0.5;&quot;X&quot;;&quot;&quot;)">
            <text:p/>
          </table:table-cell>
        </table:table-row>
        <table:table-row table:style-name="ro1">
          <table:table-cell/>
          <table:table-cell office:value-type="string" calcext:value-type="string">
            <text:p>carbonshallow</text:p>
          </table:table-cell>
          <table:table-cell office:value-type="string" calcext:value-type="string">
            <text:p>obsgroup</text:p>
          </table:table-cell>
          <table:table-cell office:value-type="float" office:value="3562.65" calcext:value-type="float">
            <text:p>3562.65</text:p>
          </table:table-cell>
          <table:table-cell office:value-type="float" office:value="50559.63" calcext:value-type="float">
            <text:p>50559.63</text:p>
          </table:table-cell>
          <table:table-cell table:formula="of:=ABS([.D3]-[.E3])/[.D3]" office:value-type="float" office:value="13.1915793019241" calcext:value-type="float">
            <text:p>13.1915793019</text:p>
          </table:table-cell>
          <table:table-cell table:formula="of:=IF([.F3]&lt;=0.5;&quot;X&quot;;&quot;&quot;)">
            <text:p/>
          </table:table-cell>
        </table:table-row>
        <table:table-row table:style-name="ro1">
          <table:table-cell/>
          <table:table-cell office:value-type="string" calcext:value-type="string">
            <text:p>carbonminsum</text:p>
          </table:table-cell>
          <table:table-cell office:value-type="string" calcext:value-type="string">
            <text:p>obsgroup</text:p>
          </table:table-cell>
          <table:table-cell office:value-type="float" office:value="23913.3" calcext:value-type="float">
            <text:p>23913.3</text:p>
          </table:table-cell>
          <table:table-cell office:value-type="float" office:value="41178.44" calcext:value-type="float">
            <text:p>41178.44</text:p>
          </table:table-cell>
          <table:table-cell table:formula="of:=ABS([.D4]-[.E4])/[.D4]" office:value-type="float" office:value="0.721989018663254" calcext:value-type="float">
            <text:p>0.7219890187</text:p>
          </table:table-cell>
          <table:table-cell table:formula="of:=IF([.F4]&lt;=0.5;&quot;X&quot;;&quot;&quot;)">
            <text:p/>
          </table:table-cell>
        </table:table-row>
        <table:table-row table:style-name="ro1">
          <table:table-cell/>
          <table:table-cell office:value-type="string" calcext:value-type="string">
            <text:p>organicnsum</text:p>
          </table:table-cell>
          <table:table-cell office:value-type="string" calcext:value-type="string">
            <text:p>obsgroup</text:p>
          </table:table-cell>
          <table:table-cell office:value-type="float" office:value="2120" calcext:value-type="float">
            <text:p>2120</text:p>
          </table:table-cell>
          <table:table-cell office:value-type="float" office:value="4549.358" calcext:value-type="float">
            <text:p>4549.358</text:p>
          </table:table-cell>
          <table:table-cell table:formula="of:=ABS([.D5]-[.E5])/[.D5]" office:value-type="float" office:value="1.14592358490566" calcext:value-type="float">
            <text:p>1.1459235849</text:p>
          </table:table-cell>
          <table:table-cell table:formula="of:=IF([.F5]&lt;=0.5;&quot;X&quot;;&quot;&quot;)">
            <text:p/>
          </table:table-cell>
        </table:table-row>
        <table:table-row table:style-name="ro1">
          <table:table-cell/>
          <table:table-cell office:value-type="string" calcext:value-type="string">
            <text:p>availablensum</text:p>
          </table:table-cell>
          <table:table-cell office:value-type="string" calcext:value-type="string">
            <text:p>obsgroup</text:p>
          </table:table-cell>
          <table:table-cell office:value-type="float" office:value="0.528" calcext:value-type="float">
            <text:p>0.528</text:p>
          </table:table-cell>
          <table:table-cell office:value-type="float" office:value="3.174953" calcext:value-type="float">
            <text:p>3.174953</text:p>
          </table:table-cell>
          <table:table-cell table:formula="of:=ABS([.D6]-[.E6])/[.D6]" office:value-type="float" office:value="5.01316856060606" calcext:value-type="float">
            <text:p>5.0131685606</text:p>
          </table:table-cell>
          <table:table-cell table:formula="of:=IF([.F6]&lt;=0.5;&quot;X&quot;;&quot;&quot;)">
            <text:p/>
          </table:table-cell>
        </table:table-row>
        <table:table-row table:style-name="ro1">
          <table:table-cell/>
          <table:table-cell office:value-type="string" calcext:value-type="string">
            <text:p>gppall3</text:p>
          </table:table-cell>
          <table:table-cell office:value-type="string" calcext:value-type="string">
            <text:p>obsgroup</text:p>
          </table:table-cell>
          <table:table-cell office:value-type="float" office:value="398" calcext:value-type="float">
            <text:p>398</text:p>
          </table:table-cell>
          <table:table-cell office:value-type="float" office:value="291.554" calcext:value-type="float">
            <text:p>291.554</text:p>
          </table:table-cell>
          <table:table-cell table:formula="of:=ABS([.D7]-[.E7])/[.D7]" office:value-type="float" office:value="0.267452261306533" calcext:value-type="float">
            <text:p>0.2674522613</text:p>
          </table:table-cell>
          <table:table-cell table:formula="of:=IF([.F7]&lt;=0.5;&quot;X&quot;;&quot;&quot;)" office:value-type="string" office:string-value="X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nppall3</text:p>
          </table:table-cell>
          <table:table-cell office:value-type="string" calcext:value-type="string">
            <text:p>obsgroup</text:p>
          </table:table-cell>
          <table:table-cell office:value-type="float" office:value="199" calcext:value-type="float">
            <text:p>199</text:p>
          </table:table-cell>
          <table:table-cell office:value-type="float" office:value="159.8063" calcext:value-type="float">
            <text:p>159.8063</text:p>
          </table:table-cell>
          <table:table-cell table:formula="of:=ABS([.D8]-[.E8])/[.D8]" office:value-type="float" office:value="0.196953266331658" calcext:value-type="float">
            <text:p>0.1969532663</text:p>
          </table:table-cell>
          <table:table-cell table:formula="of:=IF([.F8]&lt;=0.5;&quot;X&quot;;&quot;&quot;)" office:value-type="string" office:string-value="X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vegcl3</text:p>
          </table:table-cell>
          <table:table-cell office:value-type="string" calcext:value-type="string">
            <text:p>obsgroup</text:p>
          </table:table-cell>
          <table:table-cell office:value-type="float" office:value="139.033" calcext:value-type="float">
            <text:p>139.033</text:p>
          </table:table-cell>
          <table:table-cell office:value-type="float" office:value="87.58373" calcext:value-type="float">
            <text:p>87.58373</text:p>
          </table:table-cell>
          <table:table-cell table:formula="of:=ABS([.D9]-[.E9])/[.D9]" office:value-type="float" office:value="0.370050779311386" calcext:value-type="float">
            <text:p>0.3700507793</text:p>
          </table:table-cell>
          <table:table-cell table:formula="of:=IF([.F9]&lt;=0.5;&quot;X&quot;;&quot;&quot;)" office:value-type="string" office:string-value="X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vegcw3</text:p>
          </table:table-cell>
          <table:table-cell office:value-type="string" calcext:value-type="string">
            <text:p>obsgroup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D10]-[.E10])/[.D10]" office:value-type="string" office:string-value="" calcext:value-type="error">
            <text:p>#DIV/0!</text:p>
          </table:table-cell>
          <table:table-cell table:formula="of:=IF([.F10]&lt;=0.5;&quot;X&quot;;&quot;&quot;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vegcr3</text:p>
          </table:table-cell>
          <table:table-cell office:value-type="string" calcext:value-type="string">
            <text:p>obsgroup</text:p>
          </table:table-cell>
          <table:table-cell office:value-type="float" office:value="242.576" calcext:value-type="float">
            <text:p>242.576</text:p>
          </table:table-cell>
          <table:table-cell office:value-type="float" office:value="273.3271" calcext:value-type="float">
            <text:p>273.3271</text:p>
          </table:table-cell>
          <table:table-cell table:formula="of:=ABS([.D11]-[.E11])/[.D11]" office:value-type="float" office:value="0.126768930149726" calcext:value-type="float">
            <text:p>0.1267689301</text:p>
          </table:table-cell>
          <table:table-cell table:formula="of:=IF([.F11]&lt;=0.5;&quot;X&quot;;&quot;&quot;)" office:value-type="string" office:string-value="X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vegcsum3</text:p>
          </table:table-cell>
          <table:table-cell office:value-type="string" calcext:value-type="string">
            <text:p>obsgroup</text:p>
          </table:table-cell>
          <table:table-cell office:value-type="float" office:value="381.609" calcext:value-type="float">
            <text:p>381.609</text:p>
          </table:table-cell>
          <table:table-cell office:value-type="float" office:value="360.9109" calcext:value-type="float">
            <text:p>360.9109</text:p>
          </table:table-cell>
          <table:table-cell table:formula="of:=ABS([.D12]-[.E12])/[.D12]" office:value-type="float" office:value="0.0542390247609463" calcext:value-type="float">
            <text:p>0.0542390248</text:p>
          </table:table-cell>
          <table:table-cell table:formula="of:=IF([.F12]&lt;=0.5;&quot;X&quot;;&quot;&quot;)" office:value-type="string" office:string-value="X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vegnl3</text:p>
          </table:table-cell>
          <table:table-cell office:value-type="string" calcext:value-type="string">
            <text:p>obsgroup</text:p>
          </table:table-cell>
          <table:table-cell office:value-type="float" office:value="5.49662" calcext:value-type="float">
            <text:p>5.49662</text:p>
          </table:table-cell>
          <table:table-cell office:value-type="float" office:value="4.37856" calcext:value-type="float">
            <text:p>4.37856</text:p>
          </table:table-cell>
          <table:table-cell table:formula="of:=ABS([.D13]-[.E13])/[.D13]" office:value-type="float" office:value="0.203408640218898" calcext:value-type="float">
            <text:p>0.2034086402</text:p>
          </table:table-cell>
          <table:table-cell table:formula="of:=IF([.F13]&lt;=0.5;&quot;X&quot;;&quot;&quot;)" office:value-type="string" office:string-value="X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vegnw3</text:p>
          </table:table-cell>
          <table:table-cell office:value-type="string" calcext:value-type="string">
            <text:p>obsgroup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D14]-[.E14])/[.D14]" office:value-type="string" office:string-value="" calcext:value-type="error">
            <text:p>#DIV/0!</text:p>
          </table:table-cell>
          <table:table-cell table:formula="of:=IF([.F14]&lt;=0.5;&quot;X&quot;;&quot;&quot;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vegnr3</text:p>
          </table:table-cell>
          <table:table-cell office:value-type="string" calcext:value-type="string">
            <text:p>obsgroup</text:p>
          </table:table-cell>
          <table:table-cell office:value-type="float" office:value="5.10687" calcext:value-type="float">
            <text:p>5.10687</text:p>
          </table:table-cell>
          <table:table-cell office:value-type="float" office:value="13.66635" calcext:value-type="float">
            <text:p>13.66635</text:p>
          </table:table-cell>
          <table:table-cell table:formula="of:=ABS([.D15]-[.E15])/[.D15]" office:value-type="float" office:value="1.67607164466689" calcext:value-type="float">
            <text:p>1.6760716447</text:p>
          </table:table-cell>
          <table:table-cell table:formula="of:=IF([.F15]&lt;=0.5;&quot;X&quot;;&quot;&quot;)">
            <text:p/>
          </table:table-cell>
        </table:table-row>
        <table:table-row table:style-name="ro1">
          <table:table-cell/>
          <table:table-cell office:value-type="string" calcext:value-type="string">
            <text:p>vegnsum3</text:p>
          </table:table-cell>
          <table:table-cell office:value-type="string" calcext:value-type="string">
            <text:p>obsgroup</text:p>
          </table:table-cell>
          <table:table-cell office:value-type="float" office:value="10.6035" calcext:value-type="float">
            <text:p>10.6035</text:p>
          </table:table-cell>
          <table:table-cell office:value-type="float" office:value="18.04491" calcext:value-type="float">
            <text:p>18.04491</text:p>
          </table:table-cell>
          <table:table-cell table:formula="of:=ABS([.D16]-[.E16])/[.D16]" office:value-type="float" office:value="0.701788088838591" calcext:value-type="float">
            <text:p>0.7017880888</text:p>
          </table:table-cell>
          <table:table-cell table:formula="of:=IF([.F16]&lt;=0.5;&quot;X&quot;;&quot;&quot;)">
            <text:p/>
          </table:table-cell>
        </table:table-row>
        <table:table-row table:style-name="ro1">
          <table:table-cell/>
          <table:table-cell office:value-type="string" calcext:value-type="string">
            <text:p>veglbln3</text:p>
          </table:table-cell>
          <table:table-cell office:value-type="string" calcext:value-type="string">
            <text:p>obsgroup</text:p>
          </table:table-cell>
          <table:table-cell office:value-type="float" office:value="2.1207" calcext:value-type="float">
            <text:p>2.1207</text:p>
          </table:table-cell>
          <table:table-cell office:value-type="float" office:value="6.961584" calcext:value-type="float">
            <text:p>6.961584</text:p>
          </table:table-cell>
          <table:table-cell table:formula="of:=ABS([.D17]-[.E17])/[.D17]" office:value-type="float" office:value="2.28268213325789" calcext:value-type="float">
            <text:p>2.2826821333</text:p>
          </table:table-cell>
          <table:table-cell table:formula="of:=IF([.F17]&lt;=0.5;&quot;X&quot;;&quot;&quot;)">
            <text:p/>
          </table:table-cell>
        </table:table-row>
        <table:table-row table:style-name="ro1">
          <table:table-cell/>
          <table:table-cell office:value-type="string" calcext:value-type="string">
            <text:p>gppall4</text:p>
          </table:table-cell>
          <table:table-cell office:value-type="string" calcext:value-type="string">
            <text:p>obsgroup</text:p>
          </table:table-cell>
          <table:table-cell office:value-type="float" office:value="34.162" calcext:value-type="float">
            <text:p>34.162</text:p>
          </table:table-cell>
          <table:table-cell office:value-type="float" office:value="68.92762" calcext:value-type="float">
            <text:p>68.92762</text:p>
          </table:table-cell>
          <table:table-cell table:formula="of:=ABS([.D18]-[.E18])/[.D18]" office:value-type="float" office:value="1.01766934020256" calcext:value-type="float">
            <text:p>1.0176693402</text:p>
          </table:table-cell>
          <table:table-cell table:formula="of:=IF([.F18]&lt;=0.5;&quot;X&quot;;&quot;&quot;)">
            <text:p/>
          </table:table-cell>
        </table:table-row>
        <table:table-row table:style-name="ro1">
          <table:table-cell/>
          <table:table-cell office:value-type="string" calcext:value-type="string">
            <text:p>nppall4</text:p>
          </table:table-cell>
          <table:table-cell office:value-type="string" calcext:value-type="string">
            <text:p>obsgroup</text:p>
          </table:table-cell>
          <table:table-cell office:value-type="float" office:value="107.148" calcext:value-type="float">
            <text:p>107.148</text:p>
          </table:table-cell>
          <table:table-cell office:value-type="float" office:value="30.36846" calcext:value-type="float">
            <text:p>30.36846</text:p>
          </table:table-cell>
          <table:table-cell table:formula="of:=ABS([.D19]-[.E19])/[.D19]" office:value-type="float" office:value="0.716574644417068" calcext:value-type="float">
            <text:p>0.7165746444</text:p>
          </table:table-cell>
          <table:table-cell table:formula="of:=IF([.F19]&lt;=0.5;&quot;X&quot;;&quot;&quot;)">
            <text:p/>
          </table:table-cell>
        </table:table-row>
        <table:table-row table:style-name="ro1">
          <table:table-cell/>
          <table:table-cell office:value-type="string" calcext:value-type="string">
            <text:p>vegcl4</text:p>
          </table:table-cell>
          <table:table-cell office:value-type="string" calcext:value-type="string">
            <text:p>obsgroup</text:p>
          </table:table-cell>
          <table:table-cell office:value-type="float" office:value="23.7904" calcext:value-type="float">
            <text:p>23.7904</text:p>
          </table:table-cell>
          <table:table-cell office:value-type="float" office:value="16.54388" calcext:value-type="float">
            <text:p>16.54388</text:p>
          </table:table-cell>
          <table:table-cell table:formula="of:=ABS([.D20]-[.E20])/[.D20]" office:value-type="float" office:value="0.304598493509987" calcext:value-type="float">
            <text:p>0.3045984935</text:p>
          </table:table-cell>
          <table:table-cell table:formula="of:=IF([.F20]&lt;=0.5;&quot;X&quot;;&quot;&quot;)" office:value-type="string" office:string-value="X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vegcw4</text:p>
          </table:table-cell>
          <table:table-cell office:value-type="string" calcext:value-type="string">
            <text:p>obsgroup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D21]-[.E21])/[.D21]" office:value-type="string" office:string-value="" calcext:value-type="error">
            <text:p>#DIV/0!</text:p>
          </table:table-cell>
          <table:table-cell table:formula="of:=IF([.F21]&lt;=0.5;&quot;X&quot;;&quot;&quot;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vegcr4</text:p>
          </table:table-cell>
          <table:table-cell office:value-type="string" calcext:value-type="string">
            <text:p>obsgroup</text:p>
          </table:table-cell>
          <table:table-cell office:value-type="float" office:value="153.234" calcext:value-type="float">
            <text:p>153.234</text:p>
          </table:table-cell>
          <table:table-cell office:value-type="float" office:value="80.48168" calcext:value-type="float">
            <text:p>80.48168</text:p>
          </table:table-cell>
          <table:table-cell table:formula="of:=ABS([.D22]-[.E22])/[.D22]" office:value-type="float" office:value="0.474779226542412" calcext:value-type="float">
            <text:p>0.4747792265</text:p>
          </table:table-cell>
          <table:table-cell table:formula="of:=IF([.F22]&lt;=0.5;&quot;X&quot;;&quot;&quot;)" office:value-type="string" office:string-value="X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vegcsum4</text:p>
          </table:table-cell>
          <table:table-cell office:value-type="string" calcext:value-type="string">
            <text:p>obsgroup</text:p>
          </table:table-cell>
          <table:table-cell office:value-type="float" office:value="177.024" calcext:value-type="float">
            <text:p>177.024</text:p>
          </table:table-cell>
          <table:table-cell office:value-type="float" office:value="97.02556" calcext:value-type="float">
            <text:p>97.02556</text:p>
          </table:table-cell>
          <table:table-cell table:formula="of:=ABS([.D23]-[.E23])/[.D23]" office:value-type="float" office:value="0.451907312002892" calcext:value-type="float">
            <text:p>0.451907312</text:p>
          </table:table-cell>
          <table:table-cell table:formula="of:=IF([.F23]&lt;=0.5;&quot;X&quot;;&quot;&quot;)" office:value-type="string" office:string-value="X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vegnl4</text:p>
          </table:table-cell>
          <table:table-cell office:value-type="string" calcext:value-type="string">
            <text:p>obsgroup</text:p>
          </table:table-cell>
          <table:table-cell office:value-type="float" office:value="1.71083" calcext:value-type="float">
            <text:p>1.71083</text:p>
          </table:table-cell>
          <table:table-cell office:value-type="float" office:value="0.6472567" calcext:value-type="float">
            <text:p>0.6472567</text:p>
          </table:table-cell>
          <table:table-cell table:formula="of:=ABS([.D24]-[.E24])/[.D24]" office:value-type="float" office:value="0.62167094334329" calcext:value-type="float">
            <text:p>0.6216709433</text:p>
          </table:table-cell>
          <table:table-cell table:formula="of:=IF([.F24]&lt;=0.5;&quot;X&quot;;&quot;&quot;)">
            <text:p/>
          </table:table-cell>
        </table:table-row>
        <table:table-row table:style-name="ro1">
          <table:table-cell/>
          <table:table-cell office:value-type="string" calcext:value-type="string">
            <text:p>vegnw4</text:p>
          </table:table-cell>
          <table:table-cell office:value-type="string" calcext:value-type="string">
            <text:p>obsgroup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D25]-[.E25])/[.D25]" office:value-type="string" office:string-value="" calcext:value-type="error">
            <text:p>#DIV/0!</text:p>
          </table:table-cell>
          <table:table-cell table:formula="of:=IF([.F25]&lt;=0.5;&quot;X&quot;;&quot;&quot;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vegnr4</text:p>
          </table:table-cell>
          <table:table-cell office:value-type="string" calcext:value-type="string">
            <text:p>obsgroup</text:p>
          </table:table-cell>
          <table:table-cell office:value-type="float" office:value="3.22598" calcext:value-type="float">
            <text:p>3.22598</text:p>
          </table:table-cell>
          <table:table-cell office:value-type="float" office:value="3.148735" calcext:value-type="float">
            <text:p>3.148735</text:p>
          </table:table-cell>
          <table:table-cell table:formula="of:=ABS([.D26]-[.E26])/[.D26]" office:value-type="float" office:value="0.0239446617771964" calcext:value-type="float">
            <text:p>0.0239446618</text:p>
          </table:table-cell>
          <table:table-cell table:formula="of:=IF([.F26]&lt;=0.5;&quot;X&quot;;&quot;&quot;)" office:value-type="string" office:string-value="X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vegnsum4</text:p>
          </table:table-cell>
          <table:table-cell office:value-type="string" calcext:value-type="string">
            <text:p>obsgroup</text:p>
          </table:table-cell>
          <table:table-cell office:value-type="float" office:value="4.93681" calcext:value-type="float">
            <text:p>4.93681</text:p>
          </table:table-cell>
          <table:table-cell office:value-type="float" office:value="3.795992" calcext:value-type="float">
            <text:p>3.795992</text:p>
          </table:table-cell>
          <table:table-cell table:formula="of:=ABS([.D27]-[.E27])/[.D27]" office:value-type="float" office:value="0.231084040098768" calcext:value-type="float">
            <text:p>0.2310840401</text:p>
          </table:table-cell>
          <table:table-cell table:formula="of:=IF([.F27]&lt;=0.5;&quot;X&quot;;&quot;&quot;)" office:value-type="string" office:string-value="X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veglbln4</text:p>
          </table:table-cell>
          <table:table-cell office:value-type="string" calcext:value-type="string">
            <text:p>obsgroup</text:p>
          </table:table-cell>
          <table:table-cell office:value-type="float" office:value="0.987361" calcext:value-type="float">
            <text:p>0.987361</text:p>
          </table:table-cell>
          <table:table-cell office:value-type="float" office:value="0.9083704" calcext:value-type="float">
            <text:p>0.9083704</text:p>
          </table:table-cell>
          <table:table-cell table:formula="of:=ABS([.D28]-[.E28])/[.D28]" office:value-type="float" office:value="0.0800017420173574" calcext:value-type="float">
            <text:p>0.080001742</text:p>
          </table:table-cell>
          <table:table-cell table:formula="of:=IF([.F28]&lt;=0.5;&quot;X&quot;;&quot;&quot;)" office:value-type="string" office:string-value="X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gppall5</text:p>
          </table:table-cell>
          <table:table-cell office:value-type="string" calcext:value-type="string">
            <text:p>obsgroup</text:p>
          </table:table-cell>
          <table:table-cell office:value-type="float" office:value="12" calcext:value-type="float">
            <text:p>12</text:p>
          </table:table-cell>
          <table:table-cell office:value-type="float" office:value="3.845281" calcext:value-type="float">
            <text:p>3.845281</text:p>
          </table:table-cell>
          <table:table-cell table:formula="of:=ABS([.D29]-[.E29])/[.D29]" office:value-type="float" office:value="0.679559916666667" calcext:value-type="float">
            <text:p>0.6795599167</text:p>
          </table:table-cell>
          <table:table-cell table:formula="of:=IF([.F29]&lt;=0.5;&quot;X&quot;;&quot;&quot;)">
            <text:p/>
          </table:table-cell>
        </table:table-row>
        <table:table-row table:style-name="ro1">
          <table:table-cell/>
          <table:table-cell office:value-type="string" calcext:value-type="string">
            <text:p>nppall5</text:p>
          </table:table-cell>
          <table:table-cell office:value-type="string" calcext:value-type="string">
            <text:p>obsgroup</text:p>
          </table:table-cell>
          <table:table-cell office:value-type="float" office:value="6" calcext:value-type="float">
            <text:p>6</text:p>
          </table:table-cell>
          <table:table-cell office:value-type="float" office:value="0.4853733" calcext:value-type="float">
            <text:p>0.4853733</text:p>
          </table:table-cell>
          <table:table-cell table:formula="of:=ABS([.D30]-[.E30])/[.D30]" office:value-type="float" office:value="0.91910445" calcext:value-type="float">
            <text:p>0.91910445</text:p>
          </table:table-cell>
          <table:table-cell table:formula="of:=IF([.F30]&lt;=0.5;&quot;X&quot;;&quot;&quot;)">
            <text:p/>
          </table:table-cell>
        </table:table-row>
        <table:table-row table:style-name="ro1">
          <table:table-cell/>
          <table:table-cell office:value-type="string" calcext:value-type="string">
            <text:p>vegcl5</text:p>
          </table:table-cell>
          <table:table-cell office:value-type="string" calcext:value-type="string">
            <text:p>obsgroup</text:p>
          </table:table-cell>
          <table:table-cell office:value-type="float" office:value="12.8298" calcext:value-type="float">
            <text:p>12.8298</text:p>
          </table:table-cell>
          <table:table-cell office:value-type="float" office:value="11.50774" calcext:value-type="float">
            <text:p>11.50774</text:p>
          </table:table-cell>
          <table:table-cell table:formula="of:=ABS([.D31]-[.E31])/[.D31]" office:value-type="float" office:value="0.103046033453366" calcext:value-type="float">
            <text:p>0.1030460335</text:p>
          </table:table-cell>
          <table:table-cell table:formula="of:=IF([.F31]&lt;=0.5;&quot;X&quot;;&quot;&quot;)" office:value-type="string" office:string-value="X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vegcw5</text:p>
          </table:table-cell>
          <table:table-cell office:value-type="string" calcext:value-type="string">
            <text:p>obsgroup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D32]-[.E32])/[.D32]" office:value-type="string" office:string-value="" calcext:value-type="error">
            <text:p>#DIV/0!</text:p>
          </table:table-cell>
          <table:table-cell table:formula="of:=IF([.F32]&lt;=0.5;&quot;X&quot;;&quot;&quot;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vegcr5</text:p>
          </table:table-cell>
          <table:table-cell office:value-type="string" calcext:value-type="string">
            <text:p>obsgroup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D33]-[.E33])/[.D33]" office:value-type="string" office:string-value="" calcext:value-type="error">
            <text:p>#DIV/0!</text:p>
          </table:table-cell>
          <table:table-cell table:formula="of:=IF([.F33]&lt;=0.5;&quot;X&quot;;&quot;&quot;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vegcsum5</text:p>
          </table:table-cell>
          <table:table-cell office:value-type="string" calcext:value-type="string">
            <text:p>obsgroup</text:p>
          </table:table-cell>
          <table:table-cell office:value-type="float" office:value="12.8298" calcext:value-type="float">
            <text:p>12.8298</text:p>
          </table:table-cell>
          <table:table-cell office:value-type="float" office:value="11.50774" calcext:value-type="float">
            <text:p>11.50774</text:p>
          </table:table-cell>
          <table:table-cell table:formula="of:=ABS([.D34]-[.E34])/[.D34]" office:value-type="float" office:value="0.103046033453366" calcext:value-type="float">
            <text:p>0.1030460335</text:p>
          </table:table-cell>
          <table:table-cell table:formula="of:=IF([.F34]&lt;=0.5;&quot;X&quot;;&quot;&quot;)" office:value-type="string" office:string-value="X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vegnl5</text:p>
          </table:table-cell>
          <table:table-cell office:value-type="string" calcext:value-type="string">
            <text:p>obsgroup</text:p>
          </table:table-cell>
          <table:table-cell office:value-type="float" office:value="0.352203" calcext:value-type="float">
            <text:p>0.352203</text:p>
          </table:table-cell>
          <table:table-cell office:value-type="float" office:value="0.186602" calcext:value-type="float">
            <text:p>0.186602</text:p>
          </table:table-cell>
          <table:table-cell table:formula="of:=ABS([.D35]-[.E35])/[.D35]" office:value-type="float" office:value="0.470186227828837" calcext:value-type="float">
            <text:p>0.4701862278</text:p>
          </table:table-cell>
          <table:table-cell table:formula="of:=IF([.F35]&lt;=0.5;&quot;X&quot;;&quot;&quot;)" office:value-type="string" office:string-value="X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vegnw5</text:p>
          </table:table-cell>
          <table:table-cell office:value-type="string" calcext:value-type="string">
            <text:p>obsgroup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D36]-[.E36])/[.D36]" office:value-type="string" office:string-value="" calcext:value-type="error">
            <text:p>#DIV/0!</text:p>
          </table:table-cell>
          <table:table-cell table:formula="of:=IF([.F36]&lt;=0.5;&quot;X&quot;;&quot;&quot;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vegnr5</text:p>
          </table:table-cell>
          <table:table-cell office:value-type="string" calcext:value-type="string">
            <text:p>obsgroup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D37]-[.E37])/[.D37]" office:value-type="string" office:string-value="" calcext:value-type="error">
            <text:p>#DIV/0!</text:p>
          </table:table-cell>
          <table:table-cell table:formula="of:=IF([.F37]&lt;=0.5;&quot;X&quot;;&quot;&quot;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vegnsum5</text:p>
          </table:table-cell>
          <table:table-cell office:value-type="string" calcext:value-type="string">
            <text:p>obsgroup</text:p>
          </table:table-cell>
          <table:table-cell office:value-type="float" office:value="0.352" calcext:value-type="float">
            <text:p>0.352</text:p>
          </table:table-cell>
          <table:table-cell office:value-type="float" office:value="0.186602" calcext:value-type="float">
            <text:p>0.186602</text:p>
          </table:table-cell>
          <table:table-cell table:formula="of:=ABS([.D38]-[.E38])/[.D38]" office:value-type="float" office:value="0.469880681818182" calcext:value-type="float">
            <text:p>0.4698806818</text:p>
          </table:table-cell>
          <table:table-cell table:formula="of:=IF([.F38]&lt;=0.5;&quot;X&quot;;&quot;&quot;)" office:value-type="string" office:string-value="X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veglbln5</text:p>
          </table:table-cell>
          <table:table-cell office:value-type="string" calcext:value-type="string">
            <text:p>obsgroup</text:p>
          </table:table-cell>
          <table:table-cell table:style-name="ce1" office:value-type="float" office:value="0.0704" calcext:value-type="float">
            <text:p>7.04E-002</text:p>
          </table:table-cell>
          <table:table-cell table:style-name="ce1" office:value-type="float" office:value="0.038006931" calcext:value-type="float">
            <text:p>3.80E-002</text:p>
          </table:table-cell>
          <table:table-cell table:formula="of:=ABS([.D39]-[.E39])/[.D39]" office:value-type="float" office:value="0.460128821022727" calcext:value-type="float">
            <text:p>0.460128821</text:p>
          </table:table-cell>
          <table:table-cell table:formula="of:=IF([.F39]&lt;=0.5;&quot;X&quot;;&quot;&quot;)" office:value-type="string" office:string-value="X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gppall6</text:p>
          </table:table-cell>
          <table:table-cell office:value-type="string" calcext:value-type="string">
            <text:p>obsgroup</text:p>
          </table:table-cell>
          <table:table-cell office:value-type="float" office:value="34.2" calcext:value-type="float">
            <text:p>34.2</text:p>
          </table:table-cell>
          <table:table-cell office:value-type="float" office:value="27.55173" calcext:value-type="float">
            <text:p>27.55173</text:p>
          </table:table-cell>
          <table:table-cell table:formula="of:=ABS([.D40]-[.E40])/[.D40]" office:value-type="float" office:value="0.194393859649123" calcext:value-type="float">
            <text:p>0.1943938596</text:p>
          </table:table-cell>
          <table:table-cell table:formula="of:=IF([.F40]&lt;=0.5;&quot;X&quot;;&quot;&quot;)" office:value-type="string" office:string-value="X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nppall6</text:p>
          </table:table-cell>
          <table:table-cell office:value-type="string" calcext:value-type="string">
            <text:p>obsgroup</text:p>
          </table:table-cell>
          <table:table-cell office:value-type="float" office:value="17.081" calcext:value-type="float">
            <text:p>17.081</text:p>
          </table:table-cell>
          <table:table-cell office:value-type="float" office:value="13.86456" calcext:value-type="float">
            <text:p>13.86456</text:p>
          </table:table-cell>
          <table:table-cell table:formula="of:=ABS([.D41]-[.E41])/[.D41]" office:value-type="float" office:value="0.188305134359815" calcext:value-type="float">
            <text:p>0.1883051344</text:p>
          </table:table-cell>
          <table:table-cell table:formula="of:=IF([.F41]&lt;=0.5;&quot;X&quot;;&quot;&quot;)" office:value-type="string" office:string-value="X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vegcl6</text:p>
          </table:table-cell>
          <table:table-cell office:value-type="string" calcext:value-type="string">
            <text:p>obsgroup</text:p>
          </table:table-cell>
          <table:table-cell office:value-type="float" office:value="43.9335" calcext:value-type="float">
            <text:p>43.9335</text:p>
          </table:table-cell>
          <table:table-cell office:value-type="float" office:value="26.14452" calcext:value-type="float">
            <text:p>26.14452</text:p>
          </table:table-cell>
          <table:table-cell table:formula="of:=ABS([.D42]-[.E42])/[.D42]" office:value-type="float" office:value="0.40490696165796" calcext:value-type="float">
            <text:p>0.4049069617</text:p>
          </table:table-cell>
          <table:table-cell table:formula="of:=IF([.F42]&lt;=0.5;&quot;X&quot;;&quot;&quot;)" office:value-type="string" office:string-value="X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vegcw6</text:p>
          </table:table-cell>
          <table:table-cell office:value-type="string" calcext:value-type="string">
            <text:p>obsgroup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D43]-[.E43])/[.D43]" office:value-type="string" office:string-value="" calcext:value-type="error">
            <text:p>#DIV/0!</text:p>
          </table:table-cell>
          <table:table-cell table:formula="of:=IF([.F43]&lt;=0.5;&quot;X&quot;;&quot;&quot;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vegcr6</text:p>
          </table:table-cell>
          <table:table-cell office:value-type="string" calcext:value-type="string">
            <text:p>obsgroup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D44]-[.E44])/[.D44]" office:value-type="string" office:string-value="" calcext:value-type="error">
            <text:p>#DIV/0!</text:p>
          </table:table-cell>
          <table:table-cell table:formula="of:=IF([.F44]&lt;=0.5;&quot;X&quot;;&quot;&quot;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vegcsum6</text:p>
          </table:table-cell>
          <table:table-cell office:value-type="string" calcext:value-type="string">
            <text:p>obsgroup</text:p>
          </table:table-cell>
          <table:table-cell office:value-type="float" office:value="43.9335" calcext:value-type="float">
            <text:p>43.9335</text:p>
          </table:table-cell>
          <table:table-cell office:value-type="float" office:value="26.14452" calcext:value-type="float">
            <text:p>26.14452</text:p>
          </table:table-cell>
          <table:table-cell table:formula="of:=ABS([.D45]-[.E45])/[.D45]" office:value-type="float" office:value="0.40490696165796" calcext:value-type="float">
            <text:p>0.4049069617</text:p>
          </table:table-cell>
          <table:table-cell table:formula="of:=IF([.F45]&lt;=0.5;&quot;X&quot;;&quot;&quot;)" office:value-type="string" office:string-value="X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vegnl6</text:p>
          </table:table-cell>
          <table:table-cell office:value-type="string" calcext:value-type="string">
            <text:p>obsgroup</text:p>
          </table:table-cell>
          <table:table-cell office:value-type="float" office:value="1.61553" calcext:value-type="float">
            <text:p>1.61553</text:p>
          </table:table-cell>
          <table:table-cell office:value-type="float" office:value="0.392266" calcext:value-type="float">
            <text:p>0.392266</text:p>
          </table:table-cell>
          <table:table-cell table:formula="of:=ABS([.D46]-[.E46])/[.D46]" office:value-type="float" office:value="0.75719051951991" calcext:value-type="float">
            <text:p>0.7571905195</text:p>
          </table:table-cell>
          <table:table-cell table:formula="of:=IF([.F46]&lt;=0.5;&quot;X&quot;;&quot;&quot;)">
            <text:p/>
          </table:table-cell>
        </table:table-row>
        <table:table-row table:style-name="ro1">
          <table:table-cell/>
          <table:table-cell office:value-type="string" calcext:value-type="string">
            <text:p>vegnw6</text:p>
          </table:table-cell>
          <table:table-cell office:value-type="string" calcext:value-type="string">
            <text:p>obsgroup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D47]-[.E47])/[.D47]" office:value-type="string" office:string-value="" calcext:value-type="error">
            <text:p>#DIV/0!</text:p>
          </table:table-cell>
          <table:table-cell table:formula="of:=IF([.F47]&lt;=0.5;&quot;X&quot;;&quot;&quot;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vegnr6</text:p>
          </table:table-cell>
          <table:table-cell office:value-type="string" calcext:value-type="string">
            <text:p>obsgroup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D48]-[.E48])/[.D48]" office:value-type="string" office:string-value="" calcext:value-type="error">
            <text:p>#DIV/0!</text:p>
          </table:table-cell>
          <table:table-cell table:formula="of:=IF([.F48]&lt;=0.5;&quot;X&quot;;&quot;&quot;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vegnsum6</text:p>
          </table:table-cell>
          <table:table-cell office:value-type="string" calcext:value-type="string">
            <text:p>obsgroup</text:p>
          </table:table-cell>
          <table:table-cell office:value-type="float" office:value="1.61553" calcext:value-type="float">
            <text:p>1.61553</text:p>
          </table:table-cell>
          <table:table-cell office:value-type="float" office:value="0.392266" calcext:value-type="float">
            <text:p>0.392266</text:p>
          </table:table-cell>
          <table:table-cell table:formula="of:=ABS([.D49]-[.E49])/[.D49]" office:value-type="float" office:value="0.75719051951991" calcext:value-type="float">
            <text:p>0.7571905195</text:p>
          </table:table-cell>
          <table:table-cell table:formula="of:=IF([.F49]&lt;=0.5;&quot;X&quot;;&quot;&quot;)">
            <text:p/>
          </table:table-cell>
        </table:table-row>
        <table:table-row table:style-name="ro1">
          <table:table-cell/>
          <table:table-cell office:value-type="string" calcext:value-type="string">
            <text:p>veglbln6</text:p>
          </table:table-cell>
          <table:table-cell office:value-type="string" calcext:value-type="string">
            <text:p>obsgroup</text:p>
          </table:table-cell>
          <table:table-cell office:value-type="float" office:value="0.323105" calcext:value-type="float">
            <text:p>0.323105</text:p>
          </table:table-cell>
          <table:table-cell office:value-type="float" office:value="0.1474563" calcext:value-type="float">
            <text:p>0.1474563</text:p>
          </table:table-cell>
          <table:table-cell table:formula="of:=ABS([.D50]-[.E50])/[.D50]" office:value-type="float" office:value="0.543627303817644" calcext:value-type="float">
            <text:p>0.5436273038</text:p>
          </table:table-cell>
          <table:table-cell table:formula="of:=IF([.F50]&lt;=0.5;&quot;X&quot;;&quot;&quot;)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4T12:37:26.213870597</meta:creation-date>
    <dc:date>2015-09-04T12:39:41.239034594</dc:date>
    <meta:editing-duration>P0D</meta:editing-duration>
    <meta:editing-cycles>1</meta:editing-cycles>
    <meta:document-statistic meta:table-count="1" meta:cell-count="298" meta:object-count="0"/>
    <meta:generator>LibreOffice/4.2.8.2$Linux_X86_64 LibreOffice_project/420m0$Build-2</meta:generator>
  </office:meta>
</office:document-meta>
</file>